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hatch" draw:fill-color="#ffffff" draw:fill-hatch-name="Black_20_45_20_Degrees" draw:textarea-horizontal-align="center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3" style:family="graphic" style:parent-style-name="standard">
      <style:graphic-properties svg:stroke-width="0.05cm" draw:marker-start-width="0.38cm" draw:marker-end-width="0.38cm" draw:fill-color="#808080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3cm" draw:marker-start="Small_20_Arrow" draw:marker-start-width="0.15cm" draw:marker-end="Small_20_Arrow" draw:marker-end-width="0.15cm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Widerstandswert">
      <style:graphic-properties loext:decorative="false"/>
      <style:paragraph-properties style:writing-mode="lr-tb"/>
    </style:style>
    <style:style style:name="gr6" style:family="graphic" style:parent-style-name="standard">
      <style:graphic-properties draw:stroke="dash" draw:stroke-dash="Ultrafine_20_Dashed" svg:stroke-width="0cm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gr7" style:family="graphic" style:parent-style-name="standard">
      <style:graphic-properties svg:stroke-width="0.05cm" draw:marker-start-width="0.38cm" draw:marker-end-width="0.38cm" draw:fill-color="#e6e6e6" draw:textarea-horizontal-align="center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7cm" draw:marker-start-width="0.42cm" draw:marker-end-width="0.42cm" draw:stroke-linejoin="none" draw:textarea-horizontal-align="center" draw:textarea-vertical-align="middle" fo:padding-top="0.16cm" fo:padding-bottom="0.16cm" fo:padding-left="0.285cm" fo:padding-right="0.285cm" loext:decorative="false"/>
    </style:style>
    <style:style style:name="gr9" style:family="graphic" style:parent-style-name="standard">
      <style:graphic-properties svg:stroke-width="0.07cm" svg:stroke-color="#808000" draw:marker-start-width="0.42cm" draw:marker-end-width="0.42cm" draw:stroke-linejoin="none" draw:textarea-horizontal-align="center" draw:textarea-vertical-align="middle" fo:padding-top="0.16cm" fo:padding-bottom="0.16cm" fo:padding-left="0.285cm" fo:padding-right="0.285cm" loext:decorative="false"/>
    </style:style>
    <style:style style:name="gr10" style:family="graphic" style:parent-style-name="standard">
      <style:graphic-properties svg:stroke-width="0cm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gr11" style:family="graphic" style:parent-style-name="standard">
      <style:graphic-properties draw:fill-color="#ff0000" draw:textarea-horizontal-align="center" draw:textarea-vertical-align="middle" loext:decorative="false"/>
    </style:style>
    <style:style style:name="gr12" style:family="graphic" style:parent-style-name="Widerstandswert">
      <style:graphic-properties draw:auto-grow-height="false" draw:auto-grow-width="false" draw:fit-to-size="true" style:shrink-to-fit="false" fo:min-height="0.475cm" fo:min-width="1.776cm" loext:decorative="false"/>
      <style:paragraph-properties style:writing-mode="lr-tb"/>
    </style:style>
    <style:style style:name="gr13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 loext:decorative="false"/>
    </style:style>
    <style:style style:name="gr14" style:family="graphic" style:parent-style-name="Widerstandswert">
      <style:graphic-properties draw:auto-grow-height="false" draw:auto-grow-width="false" draw:fit-to-size="true" style:shrink-to-fit="false" fo:min-height="0.475cm" fo:min-width="2.876cm" loext:decorative="false"/>
      <style:paragraph-properties style:writing-mode="lr-tb"/>
    </style:style>
    <style:style style:name="gr15" style:family="graphic" style:parent-style-name="objectwithoutfill">
      <style:graphic-properties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5cm" svg:stroke-color="#0000ff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7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8" style:family="graphic" style:parent-style-name="standard">
      <style:graphic-properties svg:stroke-width="0.01cm" draw:marker-start="Small_20_Arrow" draw:marker-start-width="0.15cm" draw:marker-end="Small_20_Arrow" draw:marker-end-width="0.15cm" draw:textarea-horizontal-align="center" draw:textarea-vertical-align="middle" fo:padding-top="0.13cm" fo:padding-bottom="0.13cm" fo:padding-left="0.255cm" fo:padding-right="0.255cm" loext:decorative="false"/>
    </style:style>
    <style:style style:name="gr19" style:family="graphic" style:parent-style-name="standard">
      <style:graphic-properties svg:stroke-width="0.01cm" draw:marker-start="Small_20_Arrow" draw:marker-start-width="0.15cm" draw:marker-end="" draw:marker-end-width="0.15cm" draw:textarea-horizontal-align="center" draw:textarea-vertical-align="middle" fo:padding-top="0.13cm" fo:padding-bottom="0.13cm" fo:padding-left="0.255cm" fo:padding-right="0.255cm" loext:decorative="false"/>
    </style:style>
    <style:style style:name="gr20" style:family="graphic" style:parent-style-name="Widerstandswert">
      <style:graphic-properties draw:auto-grow-height="false" draw:auto-grow-width="false" draw:fit-to-size="true" style:shrink-to-fit="false" fo:min-height="0.475cm" fo:min-width="2.931cm" loext:decorative="false"/>
      <style:paragraph-properties style:writing-mode="lr-tb"/>
    </style:style>
    <style:style style:name="P1" style:family="paragraph">
      <loext:graphic-properties draw:fill="hatch" draw:fill-color="#ffffff" draw:fill-hatch-name="Black_20_45_20_Degrees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e6e6e6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1" style:font-name-asian="Arial1" style:font-name-complex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.999cm" svg:height="0.499cm" svg:x="5.5cm" svg:y="14.5cm" svg:viewBox="0 0 5000 500" draw:points="0,500 5000,500 4500,0 500,0">
          <text:p/>
        </draw:polygon>
        <draw:line draw:style-name="gr2" draw:text-style-name="P2" draw:layer="layout" svg:x1="5.5cm" svg:y1="15.2cm" svg:x2="5.5cm" svg:y2="16cm">
          <text:p/>
        </draw:line>
        <draw:polygon draw:style-name="gr3" draw:text-style-name="P3" draw:layer="layout" svg:width="3.199cm" svg:height="0.299cm" svg:x="6.4cm" svg:y="14.2cm" svg:viewBox="0 0 3200 300" draw:points="0,300 3200,300 2900,0 300,0">
          <text:p/>
        </draw:polygon>
        <draw:line draw:style-name="gr2" draw:text-style-name="P2" draw:layer="layout" svg:x1="10.5cm" svg:y1="15.2cm" svg:x2="10.5cm" svg:y2="16cm">
          <text:p/>
        </draw:line>
        <draw:line draw:style-name="gr4" draw:text-style-name="P2" draw:layer="layout" svg:x1="5.5cm" svg:y1="15.9cm" svg:x2="10.5cm" svg:y2="15.9cm">
          <text:p/>
        </draw:line>
        <draw:frame draw:style-name="gr5" draw:layer="layout" svg:width="1.9cm" svg:height="0.7cm" svg:x="7.2cm" svg:y="15.3cm">
          <draw:text-box>
            <text:p>50 (48*)</text:p>
          </draw:text-box>
        </draw:frame>
        <draw:frame draw:style-name="gr5" draw:layer="layout" svg:width="0.58cm" svg:height="0.7cm" svg:x="12.9cm" svg:y="14.5cm">
          <draw:text-box>
            <text:p>5</text:p>
          </draw:text-box>
        </draw:frame>
        <draw:line draw:style-name="gr2" draw:text-style-name="P2" draw:layer="layout" svg:x1="11.7cm" svg:y1="15cm" svg:x2="12.7cm" svg:y2="15cm">
          <text:p/>
        </draw:line>
        <draw:line draw:style-name="gr2" draw:text-style-name="P2" draw:layer="layout" svg:x1="11.7cm" svg:y1="14.5cm" svg:x2="12.7cm" svg:y2="14.5cm">
          <text:p/>
        </draw:line>
        <draw:line draw:style-name="gr2" draw:text-style-name="P2" draw:layer="layout" svg:x1="11.5cm" svg:y1="14.2cm" svg:x2="12.7cm" svg:y2="14.2cm">
          <text:p/>
        </draw:line>
        <draw:line draw:style-name="gr2" draw:text-style-name="P2" draw:layer="layout" svg:x1="11.5cm" svg:y1="14cm" svg:x2="12.7cm" svg:y2="14cm">
          <text:p/>
        </draw:line>
        <draw:frame draw:style-name="gr5" draw:layer="layout" svg:width="0.58cm" svg:height="0.7cm" svg:x="12.9cm" svg:y="14cm">
          <draw:text-box>
            <text:p>3</text:p>
          </draw:text-box>
        </draw:frame>
        <draw:frame draw:style-name="gr5" draw:layer="layout" svg:width="0.58cm" svg:height="0.7cm" svg:x="12.9cm" svg:y="13.6cm">
          <draw:text-box>
            <text:p>2</text:p>
          </draw:text-box>
        </draw:frame>
        <draw:line draw:style-name="gr6" draw:text-style-name="P2" draw:layer="layout" svg:x1="8cm" svg:y1="13.7cm" svg:x2="8cm" svg:y2="15.3cm">
          <text:p/>
        </draw:line>
        <draw:line draw:style-name="gr2" draw:text-style-name="P2" draw:layer="layout" svg:x1="7.2cm" svg:y1="13.4cm" svg:x2="7.2cm" svg:y2="12.1cm">
          <text:p/>
        </draw:line>
        <draw:line draw:style-name="gr2" draw:text-style-name="P2" draw:layer="layout" svg:x1="8.8cm" svg:y1="13.4cm" svg:x2="8.8cm" svg:y2="12cm">
          <text:p/>
        </draw:line>
        <draw:frame draw:style-name="gr5" draw:layer="layout" svg:width="1cm" svg:height="0.7cm" svg:x="7.5cm" svg:y="11.6cm">
          <draw:text-box>
            <text:p>16,5</text:p>
          </draw:text-box>
        </draw:frame>
        <draw:line draw:style-name="gr4" draw:text-style-name="P2" draw:layer="layout" svg:x1="7.2cm" svg:y1="12.2cm" svg:x2="8.8cm" svg:y2="12.2cm">
          <text:p/>
        </draw:line>
        <draw:polygon draw:style-name="gr7" draw:text-style-name="P4" draw:layer="layout" svg:width="1.599cm" svg:height="0.199cm" svg:x="7.2cm" svg:y="14cm" svg:viewBox="0 0 1600 200" draw:points="0,200 1600,200 1400,0 200,0">
          <text:p/>
        </draw:polygon>
        <draw:line draw:style-name="gr2" draw:text-style-name="P2" draw:layer="layout" svg:x1="7.55cm" svg:y1="13.4cm" svg:x2="7.55cm" svg:y2="12.7cm">
          <text:p/>
        </draw:line>
        <draw:line draw:style-name="gr2" draw:text-style-name="P2" draw:layer="layout" svg:x1="8.45cm" svg:y1="13.4cm" svg:x2="8.45cm" svg:y2="12.7cm">
          <text:p/>
        </draw:line>
        <draw:line draw:style-name="gr4" draw:text-style-name="P2" draw:layer="layout" svg:x1="7.55cm" svg:y1="12.9cm" svg:x2="8.45cm" svg:y2="12.9cm">
          <text:p/>
        </draw:line>
        <draw:frame draw:style-name="gr5" draw:layer="layout" svg:width="0.7cm" svg:height="0.7cm" svg:x="7.7cm" svg:y="12.2cm">
          <draw:text-box>
            <text:p>9*</text:p>
          </draw:text-box>
        </draw:frame>
        <draw:line draw:style-name="gr8" draw:text-style-name="P2" draw:layer="layout" svg:x1="8.5cm" svg:y1="14cm" svg:x2="8.5cm" svg:y2="13.8cm">
          <text:p/>
        </draw:line>
        <draw:line draw:style-name="gr8" draw:text-style-name="P2" draw:layer="layout" svg:x1="7.5cm" svg:y1="14cm" svg:x2="7.5cm" svg:y2="13.8cm">
          <text:p/>
        </draw:line>
        <draw:line draw:style-name="gr4" draw:text-style-name="P2" draw:layer="layout" svg:x1="6.7cm" svg:y1="11.6cm" svg:x2="9.3cm" svg:y2="11.6cm">
          <text:p/>
        </draw:line>
        <draw:line draw:style-name="gr2" draw:text-style-name="P2" draw:layer="layout" svg:x1="6.7cm" svg:y1="13.4cm" svg:x2="6.7cm" svg:y2="11.5cm">
          <text:p/>
        </draw:line>
        <draw:line draw:style-name="gr2" draw:text-style-name="P2" draw:layer="layout" svg:x1="9.3cm" svg:y1="13.4cm" svg:x2="9.3cm" svg:y2="11.5cm">
          <text:p/>
        </draw:line>
        <draw:frame draw:style-name="gr5" draw:layer="layout" svg:width="1.7cm" svg:height="0.7cm" svg:x="7.2cm" svg:y="10.9cm">
          <draw:text-box>
            <text:p>26 (22*)</text:p>
          </draw:text-box>
        </draw:frame>
        <draw:line draw:style-name="gr4" draw:text-style-name="P2" draw:layer="layout" svg:x1="6.4cm" svg:y1="10.9cm" svg:x2="9.6cm" svg:y2="10.9cm">
          <text:p/>
        </draw:line>
        <draw:line draw:style-name="gr2" draw:text-style-name="P2" draw:layer="layout" svg:x1="6.4cm" svg:y1="13.4cm" svg:x2="6.4cm" svg:y2="10.8cm">
          <text:p/>
        </draw:line>
        <draw:frame draw:style-name="gr5" draw:layer="layout" svg:width="0.7cm" svg:height="0.7cm" svg:x="7.7cm" svg:y="10.3cm">
          <draw:text-box>
            <text:p>32</text:p>
          </draw:text-box>
        </draw:frame>
        <draw:line draw:style-name="gr2" draw:text-style-name="P2" draw:layer="layout" svg:x1="9.6cm" svg:y1="13.4cm" svg:x2="9.6cm" svg:y2="10.8cm">
          <text:p/>
        </draw:line>
        <draw:line draw:style-name="gr4" draw:text-style-name="P2" draw:layer="layout" svg:x1="6cm" svg:y1="10.3cm" svg:x2="10cm" svg:y2="10.3cm">
          <text:p/>
        </draw:line>
        <draw:line draw:style-name="gr2" draw:text-style-name="P2" draw:layer="layout" svg:x1="6cm" svg:y1="14cm" svg:x2="6cm" svg:y2="10.1cm">
          <text:p/>
        </draw:line>
        <draw:line draw:style-name="gr2" draw:text-style-name="P2" draw:layer="layout" svg:x1="10cm" svg:y1="14cm" svg:x2="10cm" svg:y2="10.2cm">
          <text:p/>
        </draw:line>
        <draw:frame draw:style-name="gr5" draw:layer="layout" svg:width="2.9cm" svg:height="0.6cm" svg:x="13.8cm" svg:y="14.5cm">
          <draw:text-box>
            <text:p>Pappelsperrholz</text:p>
          </draw:text-box>
        </draw:frame>
        <draw:frame draw:style-name="gr5" draw:layer="layout" svg:width="2.3cm" svg:height="0.6cm" svg:x="13.8cm" svg:y="14.1cm">
          <draw:text-box>
            <text:p>Schaumstoff</text:p>
          </draw:text-box>
        </draw:frame>
        <draw:frame draw:style-name="gr5" draw:layer="layout" svg:width="4.2cm" svg:height="0.6cm" svg:x="13.8cm" svg:y="13.7cm">
          <draw:text-box>
            <text:p>N-Gleis mit Schotterbett</text:p>
          </draw:text-box>
        </draw:frame>
        <draw:frame draw:style-name="gr5" draw:layer="layout" svg:width="2cm" svg:height="0.7cm" svg:x="12cm" svg:y="15.8cm">
          <draw:text-box>
            <text:p>* NEM122</text:p>
          </draw:text-box>
        </draw:frame>
        <draw:line draw:style-name="gr9" draw:text-style-name="P2" draw:layer="layout" svg:x1="10.5cm" svg:y1="15cm" svg:x2="10.8cm" svg:y2="15cm">
          <text:p/>
        </draw:line>
        <draw:line draw:style-name="gr9" draw:text-style-name="P2" draw:layer="layout" svg:x1="5.2cm" svg:y1="15cm" svg:x2="5.5cm" svg:y2="15cm">
          <text:p/>
        </draw:line>
        <draw:line draw:style-name="gr2" draw:text-style-name="P2" draw:layer="layout" svg:x1="5.2cm" svg:y1="15.2cm" svg:x2="5.2cm" svg:y2="16.8cm">
          <text:p/>
        </draw:line>
        <draw:frame draw:style-name="gr5" draw:layer="layout" svg:width="1.9cm" svg:height="0.7cm" svg:x="7.2cm" svg:y="16.1cm">
          <draw:text-box>
            <text:p>56 (54*)</text:p>
          </draw:text-box>
        </draw:frame>
        <draw:line draw:style-name="gr4" draw:text-style-name="P2" draw:layer="layout" svg:x1="5.2cm" svg:y1="16.7cm" svg:x2="10.8cm" svg:y2="16.7cm">
          <text:p/>
        </draw:line>
        <draw:line draw:style-name="gr2" draw:text-style-name="P2" draw:layer="layout" svg:x1="10.8cm" svg:y1="15.2cm" svg:x2="10.8cm" svg:y2="16.8cm">
          <text:p/>
        </draw:line>
        <draw:frame draw:style-name="gr5" draw:layer="layout" svg:width="1.7cm" svg:height="0.7cm" svg:x="7.2cm" svg:y="9.7cm">
          <draw:text-box>
            <text:p>40 (38*)</text:p>
          </draw:text-box>
        </draw:frame>
        <draw:line draw:style-name="gr2" draw:text-style-name="P2" draw:layer="layout" svg:x1="11.5cm" svg:y1="13.8cm" svg:x2="12.7cm" svg:y2="13.8cm">
          <text:p/>
        </draw:line>
        <draw:frame draw:style-name="gr5" draw:layer="layout" svg:width="0.88cm" svg:height="0.7cm" svg:x="12.92cm" svg:y="13.2cm">
          <draw:text-box>
            <text:p>2,1</text:p>
          </draw:text-box>
        </draw:frame>
        <draw:frame draw:style-name="gr5" draw:layer="layout" svg:width="1.5cm" svg:height="0.6cm" svg:x="13.8cm" svg:y="13.3cm">
          <draw:text-box>
            <text:p>Schiene</text:p>
          </draw:text-box>
        </draw:frame>
        <draw:line draw:style-name="gr10" draw:text-style-name="P2" draw:layer="layout" svg:x1="12.8cm" svg:y1="13.6cm" svg:x2="12.2cm" svg:y2="13.9cm">
          <text:p/>
        </draw:line>
        <draw:line draw:style-name="gr10" draw:text-style-name="P2" draw:layer="layout" svg:x1="12.8cm" svg:y1="14cm" svg:x2="12.2cm" svg:y2="14.1cm">
          <text:p/>
        </draw:line>
        <draw:frame draw:style-name="gr5" draw:layer="layout" svg:width="1.8cm" svg:height="0.6cm" svg:x="11.7cm" svg:y="11.5cm">
          <draw:text-box>
            <text:p>Randweg</text:p>
          </draw:text-box>
        </draw:frame>
        <draw:frame draw:style-name="gr5" draw:layer="layout" svg:width="2.4cm" svg:height="0.6cm" svg:x="11.7cm" svg:y="12.3cm">
          <draw:text-box>
            <text:p>Seitengraben</text:p>
          </draw:text-box>
        </draw:frame>
        <draw:polyline draw:style-name="gr10" draw:text-style-name="P2" draw:layer="layout" svg:width="1.599cm" svg:height="2.499cm" svg:x="10.1cm" svg:y="12.3cm" svg:viewBox="0 0 1600 2500" draw:points="1600,0 1400,0 0,2500">
          <text:p/>
        </draw:polyline>
        <draw:polyline draw:style-name="gr10" draw:text-style-name="P2" draw:layer="layout" svg:width="0.999cm" svg:height="2.299cm" svg:x="10.7cm" svg:y="12.6cm" svg:viewBox="0 0 1000 2300" draw:points="1000,0 900,0 0,2300">
          <text:p/>
        </draw:polyline>
        <draw:polygon draw:style-name="gr11" draw:text-style-name="P5" draw:layer="layout" svg:width="0.999cm" svg:height="0.499cm" svg:x="8.6cm" svg:y="14cm" svg:viewBox="0 0 1000 500" draw:points="500,0 1000,500 0,500 0,0">
          <text:p/>
        </draw:polygon>
        <draw:polyline draw:style-name="gr10" draw:text-style-name="P2" draw:layer="layout" svg:width="1.799cm" svg:height="2.599cm" svg:x="9.9cm" svg:y="11.8cm" svg:viewBox="0 0 1800 2600" draw:points="1800,0 1600,0 0,2600">
          <text:p/>
        </draw:polyline>
        <draw:polyline draw:style-name="gr10" draw:text-style-name="P2" draw:layer="layout" svg:width="2.499cm" svg:height="2.899cm" svg:x="9.2cm" svg:y="11.4cm" svg:viewBox="0 0 2500 2900" draw:points="2500,0 2200,0 0,2900">
          <text:p/>
        </draw:polyline>
        <draw:frame draw:style-name="gr5" draw:layer="layout" svg:width="5.4cm" svg:height="0.6cm" svg:x="11.7cm" svg:y="11.1cm">
          <draw:text-box>
            <text:p>Gleisschotter (Bettungskörper)</text:p>
          </draw:text-box>
        </draw:frame>
        <draw:line draw:style-name="gr2" draw:text-style-name="P2" draw:layer="layout" svg:x1="3.9cm" svg:y1="15cm" svg:x2="4.8cm" svg:y2="15cm">
          <text:p/>
        </draw:line>
        <draw:line draw:style-name="gr2" draw:text-style-name="P2" draw:layer="layout" svg:x1="3.9cm" svg:y1="13.8cm" svg:x2="7.4cm" svg:y2="13.8cm">
          <text:p/>
        </draw:line>
        <draw:line draw:style-name="gr4" draw:text-style-name="P2" draw:layer="layout" svg:x1="4cm" svg:y1="15cm" svg:x2="4cm" svg:y2="13.8cm">
          <text:p/>
        </draw:line>
        <draw:frame draw:style-name="gr12" draw:layer="layout" svg:width="1.976cm" svg:height="0.8cm" svg:x="1.924cm" svg:y="14cm">
          <draw:text-box>
            <text:p>12,1 <text:span text:style-name="T1">±</text:span>0,1</text:p>
          </draw:text-box>
        </draw:frame>
        <draw:polygon draw:style-name="gr3" draw:text-style-name="P3" draw:layer="layout" svg:width="3.199cm" svg:height="0.299cm" svg:x="6.4cm" svg:y="7.4cm" svg:viewBox="0 0 3200 300" draw:points="0,300 3200,300 2900,0 300,0">
          <text:p/>
        </draw:polygon>
        <draw:line draw:style-name="gr13" draw:text-style-name="P2" draw:layer="layout" svg:x1="5cm" svg:y1="7.4cm" svg:x2="6.5cm" svg:y2="7.4cm">
          <text:p/>
        </draw:line>
        <draw:frame draw:style-name="gr5" draw:layer="layout" svg:width="0.6cm" svg:height="0.7cm" svg:x="4.3cm" svg:y="6.8cm">
          <draw:text-box>
            <text:p>4</text:p>
          </draw:text-box>
        </draw:frame>
        <draw:line draw:style-name="gr6" draw:text-style-name="P2" draw:layer="layout" svg:x1="8cm" svg:y1="3.6cm" svg:x2="8cm" svg:y2="4cm">
          <text:p/>
        </draw:line>
        <draw:polygon draw:style-name="gr7" draw:text-style-name="P4" draw:layer="layout" svg:width="1.599cm" svg:height="0.199cm" svg:x="7.2cm" svg:y="7.2cm" svg:viewBox="0 0 1600 200" draw:points="0,200 1600,200 1400,0 200,0">
          <text:p/>
        </draw:polygon>
        <draw:line draw:style-name="gr8" draw:text-style-name="P2" draw:layer="layout" svg:x1="8.5cm" svg:y1="7.2cm" svg:x2="8.5cm" svg:y2="7cm">
          <text:p/>
        </draw:line>
        <draw:line draw:style-name="gr8" draw:text-style-name="P2" draw:layer="layout" svg:x1="7.4cm" svg:y1="7.2cm" svg:x2="7.4cm" svg:y2="7cm">
          <text:p/>
        </draw:line>
        <draw:line draw:style-name="gr13" draw:text-style-name="P2" draw:layer="layout" svg:x1="5cm" svg:y1="7cm" svg:x2="5.8cm" svg:y2="7cm">
          <text:p/>
        </draw:line>
        <draw:polygon draw:style-name="gr11" draw:text-style-name="P5" draw:layer="layout" svg:width="0.999cm" svg:height="0.499cm" svg:x="8.6cm" svg:y="7.2cm" svg:viewBox="0 0 1000 500" draw:points="500,0 1000,500 0,500 0,0">
          <text:p/>
        </draw:polygon>
        <draw:frame draw:style-name="gr5" draw:layer="layout" svg:width="0.6cm" svg:height="0.7cm" svg:x="4.3cm" svg:y="7.3cm">
          <draw:text-box>
            <text:p>3</text:p>
          </draw:text-box>
        </draw:frame>
        <draw:frame draw:style-name="gr14" draw:layer="layout" svg:width="3.076cm" svg:height="0.675cm" svg:x="5.424cm" svg:y="8.025cm">
          <draw:text-box>
            <text:p>* für R=225mm</text:p>
          </draw:text-box>
        </draw:frame>
        <draw:polygon draw:style-name="gr15" draw:text-style-name="P6" draw:layer="layout" svg:width="2.199cm" svg:height="1.199cm" svg:x="6.9cm" svg:y="2.8cm" svg:viewBox="0 0 2200 1200" draw:points="1100,900 200,900 0,1200 0,200 200,0 2000,0 2200,200 2200,1200 2000,900">
          <text:p/>
        </draw:polygon>
        <draw:polygon draw:style-name="gr16" draw:text-style-name="P6" draw:layer="layout" svg:width="4.199cm" svg:height="3.299cm" svg:x="5.9cm" svg:y="3.7cm" svg:viewBox="0 0 4200 3300" draw:points="2800,3300 100,3300 100,2700 0,2700 0,800 500,0 3700,0 4200,800 4200,2700 4100,2700 4100,3300">
          <text:p/>
        </draw:polygon>
        <draw:polygon draw:style-name="gr17" draw:text-style-name="P6" draw:layer="layout" svg:width="2.799cm" svg:height="3.299cm" svg:x="6.6cm" svg:y="3.7cm" svg:viewBox="0 0 2800 3300" draw:points="1400,3300 100,3300 100,2700 0,2700 0,800 500,0 2300,0 2800,800 2800,2700 2700,2700 2700,3300">
          <text:p/>
        </draw:polygon>
        <draw:line draw:style-name="gr18" draw:text-style-name="P2" draw:layer="layout" svg:x1="6.7cm" svg:y1="6.8cm" svg:x2="9.3cm" svg:y2="6.8cm">
          <text:p/>
        </draw:line>
        <draw:line draw:style-name="gr13" draw:text-style-name="P2" draw:layer="layout" svg:x1="5cm" svg:y1="7.7cm" svg:x2="6.2cm" svg:y2="7.7cm">
          <text:p/>
        </draw:line>
        <draw:line draw:style-name="gr19" draw:text-style-name="P2" draw:layer="layout" svg:x1="10.1cm" svg:y1="6cm" svg:x2="10.8cm" svg:y2="6cm">
          <text:p/>
        </draw:line>
        <draw:line draw:style-name="gr13" draw:text-style-name="P2" draw:layer="layout" svg:x1="9.4cm" svg:y1="6cm" svg:x2="10.1cm" svg:y2="6cm">
          <text:p/>
        </draw:line>
        <draw:frame draw:style-name="gr5" draw:layer="layout" svg:width="0.7cm" svg:height="0.7cm" svg:x="9.5cm" svg:y="5.4cm">
          <draw:text-box>
            <text:p>7*</text:p>
          </draw:text-box>
        </draw:frame>
        <draw:frame draw:style-name="gr5" draw:layer="layout" svg:width="0.7cm" svg:height="0.7cm" svg:x="7.7cm" svg:y="6.2cm">
          <draw:text-box>
            <text:p>25</text:p>
          </draw:text-box>
        </draw:frame>
        <draw:line draw:style-name="gr6" draw:text-style-name="P2" draw:layer="layout" svg:x1="8cm" svg:y1="6.9cm" svg:x2="8cm" svg:y2="7.9cm">
          <text:p/>
        </draw:line>
        <draw:line draw:style-name="gr18" draw:text-style-name="P2" draw:layer="layout" svg:x1="6.6cm" svg:y1="6cm" svg:x2="9.4cm" svg:y2="6cm">
          <text:p/>
        </draw:line>
        <draw:frame draw:style-name="gr5" draw:layer="layout" svg:width="0.7cm" svg:height="0.7cm" svg:x="7.7cm" svg:y="5.4cm">
          <draw:text-box>
            <text:p>27</text:p>
          </draw:text-box>
        </draw:frame>
        <draw:line draw:style-name="gr6" draw:text-style-name="P2" draw:layer="layout" svg:x1="8cm" svg:y1="6.1cm" svg:x2="8cm" svg:y2="6.3cm">
          <text:p/>
        </draw:line>
        <draw:line draw:style-name="gr18" draw:text-style-name="P2" draw:layer="layout" svg:x1="7.1cm" svg:y1="4.5cm" svg:x2="8.9cm" svg:y2="4.5cm">
          <text:p/>
        </draw:line>
        <draw:frame draw:style-name="gr5" draw:layer="layout" svg:width="0.7cm" svg:height="0.7cm" svg:x="7.7cm" svg:y="3.9cm">
          <draw:text-box>
            <text:p>18</text:p>
          </draw:text-box>
        </draw:frame>
        <draw:line draw:style-name="gr13" draw:text-style-name="P2" draw:layer="layout" svg:x1="8.9cm" svg:y1="3.7cm" svg:x2="8.9cm" svg:y2="4.6cm">
          <text:p/>
        </draw:line>
        <draw:line draw:style-name="gr13" draw:text-style-name="P2" draw:layer="layout" svg:x1="7.1cm" svg:y1="3.7cm" svg:x2="7.1cm" svg:y2="4.6cm">
          <text:p/>
        </draw:line>
        <draw:line draw:style-name="gr6" draw:text-style-name="P2" draw:layer="layout" svg:x1="8cm" svg:y1="4.6cm" svg:x2="8cm" svg:y2="5.4cm">
          <text:p/>
        </draw:line>
        <draw:line draw:style-name="gr18" draw:text-style-name="P2" draw:layer="layout" svg:x1="6.9cm" svg:y1="3.5cm" svg:x2="9.1cm" svg:y2="3.5cm">
          <text:p/>
        </draw:line>
        <draw:frame draw:style-name="gr5" draw:layer="layout" svg:width="0.7cm" svg:height="0.7cm" svg:x="7.7cm" svg:y="2.9cm">
          <draw:text-box>
            <text:p>22</text:p>
          </draw:text-box>
        </draw:frame>
        <draw:line draw:style-name="gr6" draw:text-style-name="P2" draw:layer="layout" svg:x1="8cm" svg:y1="2.4cm" svg:x2="8cm" svg:y2="3cm">
          <text:p/>
        </draw:line>
        <draw:line draw:style-name="gr18" draw:text-style-name="P2" draw:layer="layout" svg:x1="7.1cm" svg:y1="2.3cm" svg:x2="8.9cm" svg:y2="2.3cm">
          <text:p/>
        </draw:line>
        <draw:frame draw:style-name="gr5" draw:layer="layout" svg:width="0.7cm" svg:height="0.7cm" svg:x="7.7cm" svg:y="1.7cm">
          <draw:text-box>
            <text:p>18</text:p>
          </draw:text-box>
        </draw:frame>
        <draw:line draw:style-name="gr13" draw:text-style-name="P2" draw:layer="layout" svg:x1="8.9cm" svg:y1="2.2cm" svg:x2="8.9cm" svg:y2="2.8cm">
          <text:p/>
        </draw:line>
        <draw:line draw:style-name="gr13" draw:text-style-name="P2" draw:layer="layout" svg:x1="7.1cm" svg:y1="2.2cm" svg:x2="7.1cm" svg:y2="2.8cm">
          <text:p/>
        </draw:line>
        <draw:line draw:style-name="gr13" draw:text-style-name="P2" draw:layer="layout" svg:x1="9.5cm" svg:y1="7.4cm" svg:x2="13cm" svg:y2="7.4cm">
          <text:p/>
        </draw:line>
        <draw:line draw:style-name="gr18" draw:text-style-name="P2" draw:layer="layout" svg:x1="12.9cm" svg:y1="7.4cm" svg:x2="12.9cm" svg:y2="2.8cm">
          <text:p/>
        </draw:line>
        <draw:line draw:style-name="gr13" draw:text-style-name="P2" draw:layer="layout" svg:x1="9.1cm" svg:y1="2.8cm" svg:x2="13cm" svg:y2="2.8cm">
          <text:p/>
        </draw:line>
        <draw:line draw:style-name="gr18" draw:text-style-name="P2" draw:layer="layout" svg:x1="12.1cm" svg:y1="7.4cm" svg:x2="12.1cm" svg:y2="3.7cm">
          <text:p/>
        </draw:line>
        <draw:line draw:style-name="gr13" draw:text-style-name="P2" draw:layer="layout" svg:x1="9.8cm" svg:y1="3.7cm" svg:x2="12.3cm" svg:y2="3.7cm">
          <text:p/>
        </draw:line>
        <draw:frame draw:style-name="gr20" draw:layer="layout" svg:width="3.131cm" svg:height="0.675cm" svg:x="9.6cm" svg:y="8.025cm">
          <draw:text-box>
            <text:p>** NEM 102: 41</text:p>
          </draw:text-box>
        </draw:frame>
        <draw:line draw:style-name="gr18" draw:text-style-name="P2" draw:layer="layout" svg:x1="11.3cm" svg:y1="7.4cm" svg:x2="11.3cm" svg:y2="4.5cm">
          <text:p/>
        </draw:line>
        <draw:frame draw:style-name="gr5" draw:layer="layout" svg:width="0.7cm" svg:height="0.7cm" svg:x="11.3cm" svg:y="5.7cm">
          <draw:text-box>
            <text:p>25</text:p>
          </draw:text-box>
        </draw:frame>
        <draw:line draw:style-name="gr13" draw:text-style-name="P2" draw:layer="layout" svg:x1="10.3cm" svg:y1="4.5cm" svg:x2="11.4cm" svg:y2="4.5cm">
          <text:p/>
        </draw:line>
        <draw:frame draw:style-name="gr5" draw:layer="layout" svg:width="3.8cm" svg:height="0.6cm" svg:x="11.7cm" svg:y="11.9cm">
          <draw:text-box>
            <text:p>Bahndamm (Planum)</text:p>
          </draw:text-box>
        </draw:frame>
        <draw:frame draw:style-name="gr5" draw:layer="layout" svg:width="0.7cm" svg:height="0.7cm" svg:x="12.1cm" svg:y="5.1cm">
          <draw:text-box>
            <text:p>37</text:p>
          </draw:text-box>
        </draw:frame>
        <draw:frame draw:style-name="gr5" draw:layer="layout" svg:width="1.1cm" svg:height="0.7cm" svg:x="13cm" svg:y="4.7cm">
          <draw:text-box>
            <text:p>46**</text:p>
          </draw:text-box>
        </draw:frame>
        <draw:line draw:style-name="gr19" draw:text-style-name="P2" draw:layer="layout" svg:x1="5.2cm" svg:y1="7cm" svg:x2="5.2cm" svg:y2="6.3cm">
          <text:p/>
        </draw:line>
        <draw:line draw:style-name="gr19" draw:text-style-name="P2" draw:layer="layout" svg:x1="5.2cm" svg:y1="7.698cm" svg:x2="5.2cm" svg:y2="8.4cm">
          <text:p/>
        </draw:line>
        <draw:line draw:style-name="gr13" draw:text-style-name="P2" draw:layer="layout" svg:x1="5.2cm" svg:y1="7.7cm" svg:x2="5.2cm" svg:y2="7cm">
          <text:p/>
        </draw:line>
        <draw:line draw:style-name="gr13" draw:text-style-name="P2" draw:layer="layout" svg:x1="5.1cm" svg:y1="7.5cm" svg:x2="5.3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iderstandswert" style:family="graphic" style:parent-style-name="standard">
      <style:graphic-properties draw:stroke="none" draw:stroke-dash="Dash_20_1" svg:stroke-color="#000000" draw:fill="none" draw:fill-color="#ffffff" draw:textarea-horizontal-align="left" draw:auto-grow-height="false" draw:auto-grow-width="false" draw:fit-to-size="true" style:shrink-to-fit="false" fo:min-height="1.475cm" fo:min-width="0.575cm" fo:padding-top="0.1cm" fo:padding-bottom="0.1cm" fo:padding-left="0.1cm" fo:padding-right="0.1cm"/>
      <style:text-properties fo:font-size="12pt" style:font-size-asian="12pt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rl Hartinger</meta:initial-creator>
    <meta:creation-date>2010-08-18T20:26:03.84</meta:creation-date>
    <dc:date>2025-01-12T14:12:15.983000000</dc:date>
    <meta:editing-duration>PT3H15M55S</meta:editing-duration>
    <meta:editing-cycles>37</meta:editing-cycles>
    <meta:generator>LibreOffice/24.8.4.2$Windows_X86_64 LibreOffice_project/bb3cfa12c7b1bf994ecc5649a80400d06cd71002</meta:generator>
    <meta:printed-by>Karl Hartinger</meta:printed-by>
    <meta:print-date>2010-08-18T21:59:09.26</meta:print-date>
    <meta:document-statistic meta:object-count="116"/>
  </office:meta>
</office:document-meta>
</file>